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Georgia" svg:font-family="Georgia, 'Times New Roman', serif"/>
    <style:font-face style:name="Monaco" svg:font-family="Monaco, Consolas, 'Andale Mono', 'DejaVu Sans Mono', monospace"/>
    <style:font-face style:name="monospace" svg:font-family="monospace, 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2.6771in"/>
    </style:style>
    <style:style style:name="Table1.A1" style:family="table-cell">
      <style:table-cell-properties style:vertical-align="middle"/>
    </style:style>
    <style:style style:name="Table1.B1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size="12pt" fo:font-weight="normal" officeooo:rsid="00066894" officeooo:paragraph-rsid="00066894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e4db0" officeooo:paragraph-rsid="000e4db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officeooo:rsid="000e4db0" officeooo:paragraph-rsid="000f9da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e4db0" officeooo:paragraph-rsid="0011492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e4db0" officeooo:paragraph-rsid="0013324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e4db0" officeooo:paragraph-rsid="0017501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e4db0" officeooo:paragraph-rsid="0017ef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paragraph-rsid="00175012" style:font-size-asian="14pt" style:font-size-complex="14pt"/>
    </style:style>
    <style:style style:name="P9" style:family="paragraph" style:parent-style-name="Standard">
      <style:text-properties fo:color="#111111"/>
    </style:style>
    <style:style style:name="P10" style:family="paragraph" style:parent-style-name="Standard">
      <style:text-properties fo:color="#111111" fo:font-size="15pt" fo:font-weight="bold" officeooo:rsid="000111f9" officeooo:paragraph-rsid="000111f9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111111" style:font-name="Bitstream Charter" fo:font-size="15pt" fo:font-weight="bold" officeooo:rsid="000111f9" officeooo:paragraph-rsid="000111f9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111111" style:font-name="Bitstream Charter" fo:font-size="12pt" officeooo:rsid="000111f9" officeooo:paragraph-rsid="000111f9" style:font-size-asian="12pt" style:font-size-complex="12pt"/>
    </style:style>
    <style:style style:name="P13" style:family="paragraph" style:parent-style-name="Standard">
      <style:text-properties fo:color="#111111" style:font-name="Bitstream Charter" fo:font-size="12pt" fo:font-weight="normal" officeooo:rsid="00066894" officeooo:paragraph-rsid="00066894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111111" style:font-name="Bitstream Charter" fo:font-size="12pt" fo:font-weight="normal" officeooo:rsid="000e4db0" officeooo:paragraph-rsid="000e4db0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111111" style:font-name="Bitstream Charter" fo:font-size="12pt" fo:background-color="transparent" style:font-size-asian="12pt" style:font-size-complex="12pt"/>
    </style:style>
    <style:style style:name="P16" style:family="paragraph" style:parent-style-name="Standard">
      <style:text-properties fo:color="#111111" style:font-name="Bitstream Charter" officeooo:rsid="000111f9" officeooo:paragraph-rsid="000111f9"/>
    </style:style>
    <style:style style:name="P17" style:family="paragraph" style:parent-style-name="Standard">
      <style:text-properties fo:color="#111111" style:font-name="Bitstream Charter" officeooo:rsid="0004d589" officeooo:paragraph-rsid="0004d589"/>
    </style:style>
    <style:style style:name="P18" style:family="paragraph" style:parent-style-name="Standard">
      <style:text-properties fo:color="#111111" fo:font-size="12pt" officeooo:rsid="000111f9" officeooo:paragraph-rsid="000111f9" style:font-size-asian="12pt" style:font-size-complex="12pt"/>
    </style:style>
    <style:style style:name="P19" style:family="paragraph" style:parent-style-name="Standard">
      <style:text-properties fo:color="#111111" fo:font-size="12pt" fo:font-weight="normal" officeooo:rsid="00066894" officeooo:paragraph-rsid="00066894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111111" fo:font-size="12pt" fo:font-weight="normal" officeooo:rsid="000e4db0" officeooo:paragraph-rsid="000e4db0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111111" officeooo:rsid="000111f9" officeooo:paragraph-rsid="000111f9"/>
    </style:style>
    <style:style style:name="P22" style:family="paragraph" style:parent-style-name="Standard">
      <style:text-properties fo:color="#111111" officeooo:rsid="0004d589" officeooo:paragraph-rsid="0004d589"/>
    </style:style>
    <style:style style:name="P23" style:family="paragraph" style:parent-style-name="Standard">
      <style:text-properties fo:color="#111111" style:font-name="monospace" fo:font-size="12pt" officeooo:rsid="00101a92" officeooo:paragraph-rsid="00101a92" style:font-size-asian="12pt" style:font-size-complex="12pt"/>
    </style:style>
    <style:style style:name="P24" style:family="paragraph" style:parent-style-name="Standard">
      <style:text-properties fo:color="#111111" style:font-name="FreeMono" fo:font-size="12pt" fo:font-weight="normal" officeooo:rsid="000e4db0" officeooo:paragraph-rsid="000e4db0" fo:background-color="#ccccc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Bitstream Charter" officeooo:rsid="00101a92" officeooo:paragraph-rsid="00101a92"/>
    </style:style>
    <style:style style:name="P26" style:family="paragraph" style:parent-style-name="Preformatted_20_Text">
      <style:text-properties officeooo:rsid="000111f9" officeooo:paragraph-rsid="000111f9"/>
    </style:style>
    <style:style style:name="P27" style:family="paragraph" style:parent-style-name="Preformatted_20_Text">
      <style:text-properties fo:font-size="14pt" fo:font-weight="bold" officeooo:rsid="000e4db0" officeooo:paragraph-rsid="00175012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fo:color="#111111" style:font-name="FreeMono" fo:font-size="12pt" officeooo:rsid="000111f9" officeooo:paragraph-rsid="000111f9" fo:background-color="#cccccc" style:font-size-asian="12pt" style:font-size-complex="12pt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175012"/>
    </style:style>
    <style:style style:name="P31" style:family="paragraph" style:parent-style-name="Text_20_body">
      <style:text-properties fo:font-size="14pt" fo:font-weight="bold" officeooo:rsid="000e4db0" officeooo:paragraph-rsid="0011492f" style:font-size-asian="14pt" style:font-weight-asian="bold" style:font-size-complex="14pt" style:font-weight-complex="bold"/>
    </style:style>
    <style:style style:name="P32" style:family="paragraph" style:parent-style-name="Text_20_body">
      <style:text-properties fo:color="#111111" style:font-name="FreeMono" fo:font-size="12pt" officeooo:paragraph-rsid="0015316e" style:font-size-asian="12pt" style:font-size-complex="12pt"/>
    </style:style>
    <style:style style:name="P33" style:family="paragraph" style:parent-style-name="Text_20_body">
      <style:paragraph-properties fo:orphans="2" fo:widows="2"/>
      <style:text-properties fo:color="#111111" style:font-name="FreeMono" fo:font-size="12pt" fo:background-color="#cccccc" style:font-size-asian="12pt" style:font-size-complex="12pt"/>
    </style:style>
    <style:style style:name="P34" style:family="paragraph" style:parent-style-name="Text_20_body">
      <style:text-properties fo:color="#111111" style:font-name="Bitstream Charter" fo:font-size="12pt" style:font-size-asian="12pt" style:font-size-complex="12pt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</style:style>
    <style:style style:name="P3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111111" style:font-name="Bitstream Charter" fo:font-size="12pt" style:font-size-asian="12pt" style:font-size-complex="12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111111" fo:font-size="12pt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111111" style:font-name="FreeMono" fo:font-size="12pt" fo:background-color="#cccccc" style:font-size-asian="12pt" style:font-size-complex="12pt"/>
    </style:style>
    <style:style style:name="P4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87e09" fo:background-color="#cccccc" style:font-size-asian="12pt" style:font-size-complex="12pt" loext:padding="0in" loext:border="none"/>
    </style:style>
    <style:style style:name="P4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75012" fo:background-color="#cccccc" style:font-size-asian="12pt" style:font-size-complex="12pt" loext:padding="0in" loext:border="none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5316e" fo:background-color="#cccccc" style:font-size-asian="12pt" style:font-size-complex="12pt" loext:padding="0in" loext:border="none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87e09" fo:background-color="#cccccc" style:font-size-asian="12pt" style:font-size-complex="12pt" loext:padding="0in" loext:border="none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75012" fo:background-color="#cccccc" style:font-size-asian="12pt" style:font-size-complex="12pt" loext:padding="0in" loext:border="none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Consolas" fo:font-size="12pt" fo:font-style="normal" fo:font-weight="normal" officeooo:paragraph-rsid="00175012" fo:background-color="#ffffff" style:font-size-asian="12pt" style:font-size-complex="12pt" loext:padding="0in" loext:border="none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111111" style:font-name="FreeMono" fo:font-size="12pt" officeooo:paragraph-rsid="00175012" fo:background-color="#cccccc" style:font-size-asian="12pt" style:font-size-complex="12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111111" style:font-name="Bitstream Charter" fo:font-size="12pt" officeooo:paragraph-rsid="00175012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111111" style:font-name="FreeMono" fo:font-size="12pt" fo:background-color="#cccccc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/>
      <style:text-properties fo:color="#111111" fo:font-size="12pt" style:font-size-asian="12pt" style:font-size-complex="12pt"/>
    </style:style>
    <style:style style:name="P50" style:family="paragraph" style:parent-style-name="Heading_20_2">
      <style:text-properties fo:color="#111111" style:font-name="Bitstream Charter" fo:font-size="12pt" officeooo:rsid="000111f9" officeooo:paragraph-rsid="001379d7" style:font-size-asian="12pt" style:font-size-complex="12pt"/>
    </style:style>
    <style:style style:name="P51" style:family="paragraph" style:parent-style-name="Table_20_Contents">
      <style:text-properties fo:color="#111111" style:font-name="Bitstream Charter" fo:font-weight="bold"/>
    </style:style>
    <style:style style:name="P52" style:family="paragraph" style:parent-style-name="Table_20_Contents">
      <style:text-properties fo:color="#111111" style:font-name="Bitstream Charter" fo:font-weight="normal"/>
    </style:style>
    <style:style style:name="P53" style:family="paragraph" style:parent-style-name="Table_20_Contents">
      <style:text-properties fo:color="#111111" style:font-name="Bitstream Charter" fo:font-size="12pt" fo:font-weight="normal" officeooo:rsid="00066894" officeooo:paragraph-rsid="001379d7" style:font-size-asian="12pt" style:font-weight-asian="normal" style:font-size-complex="12pt" style:font-weight-complex="normal"/>
    </style:style>
    <style:style style:name="P54" style:family="paragraph" style:parent-style-name="Title">
      <style:text-properties fo:color="#111111"/>
    </style:style>
    <style:style style:name="P55" style:family="paragraph" style:parent-style-name="Standard">
      <style:text-properties fo:color="#111111" fo:font-size="12pt" fo:font-weight="normal" officeooo:rsid="001c77e9" officeooo:paragraph-rsid="001c77e9" style:font-size-asian="12pt" style:font-weight-asian="normal" style:font-size-complex="12pt" style:font-weight-complex="normal"/>
    </style:style>
    <style:style style:name="P56" style:family="paragraph" style:parent-style-name="Text_20_body" style:list-style-name="L2">
      <style:text-properties officeooo:paragraph-rsid="0015316e"/>
    </style:style>
    <style:style style:name="P57" style:family="paragraph" style:parent-style-name="Text_20_body" style:list-style-name="L3">
      <style:text-properties fo:color="#111111" style:font-name="Bitstream Charter" fo:font-size="12pt" officeooo:paragraph-rsid="0015316e" style:font-size-asian="12pt" style:font-size-complex="12pt"/>
    </style:style>
    <style:style style:name="P58" style:family="paragraph" style:parent-style-name="Text_20_body" style:list-style-name="L2">
      <style:paragraph-properties fo:margin-top="0in" fo:margin-bottom="0in" loext:contextual-spacing="false"/>
    </style:style>
    <style:style style:name="P59" style:family="paragraph" style:parent-style-name="Text_20_body" style:list-style-name="L3">
      <style:paragraph-properties fo:margin-top="0in" fo:margin-bottom="0in" loext:contextual-spacing="false"/>
      <style:text-properties officeooo:paragraph-rsid="0015316e"/>
    </style:style>
    <style:style style:name="P60" style:family="paragraph" style:parent-style-name="Text_20_body" style:list-style-name="L4">
      <style:paragraph-properties fo:margin-top="0in" fo:margin-bottom="0in" loext:contextual-spacing="false" fo:orphans="2" fo:widows="2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1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2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3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4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5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6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6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#f9f9f9" style:font-size-asian="12pt" style:font-size-complex="12pt"/>
    </style:style>
    <style:style style:name="P68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Bitstream Charter" fo:font-size="12pt" fo:letter-spacing="normal" fo:background-color="#f9f9f9" style:font-size-asian="12pt" style:font-size-complex="12pt"/>
    </style:style>
    <style:style style:name="P6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fo:font-size="12pt" fo:letter-spacing="normal" fo:background-color="transparent" style:font-size-asian="12pt" style:font-size-complex="12pt"/>
    </style:style>
    <style:style style:name="P70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fo:font-size="12pt" fo:background-color="transparent" style:font-size-asian="12pt" style:font-size-complex="12pt"/>
    </style:style>
    <style:style style:name="P71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111111" style:font-name="FreeMono" fo:font-size="12pt" fo:letter-spacing="normal" fo:background-color="#cccccc" style:font-size-asian="12pt" style:font-size-complex="12pt"/>
    </style:style>
    <style:style style:name="P7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111111" style:font-name="FreeMono" fo:font-size="12pt" fo:letter-spacing="normal" fo:font-weight="normal" fo:background-color="#cccccc" style:font-size-asian="12pt" style:font-weight-asian="normal" style:font-size-complex="12pt" style:font-weight-complex="normal" loext:padding="0in" loext:border="none"/>
    </style:style>
    <style:style style:name="P73" style:family="paragraph" style:parent-style-name="Text_20_body" style:list-style-name="L7" style:master-page-name="">
      <loext:graphic-properties draw:fill="none"/>
      <style:paragraph-properties fo:margin-left="0in" fo:margin-right="0in" fo:margin-top="0in" fo:margin-bottom="0in" loext:contextual-spacing="false" fo:line-height="120%" fo:orphans="2" fo:widows="2" fo:text-indent="0in" style:auto-text-indent="false" style:page-number="auto" fo:background-color="transparent" fo:padding="0in" fo:border="none"/>
      <style:text-properties fo:color="#111111" style:font-name="Bitstream Charter" fo:font-size="12pt" fo:letter-spacing="normal" fo:background-color="transparent" style:font-size-asian="12pt" style:font-size-complex="12pt"/>
    </style:style>
    <style:style style:name="P74" style:family="paragraph" style:parent-style-name="Preformatted_20_Text" style:list-style-name="L3">
      <style:text-properties officeooo:paragraph-rsid="0015316e"/>
    </style:style>
    <style:style style:name="P75" style:family="paragraph" style:parent-style-name="Preformatted_20_Text" style:list-style-name="L3">
      <style:paragraph-properties fo:margin-top="0in" fo:margin-bottom="0.1965in" loext:contextual-spacing="false"/>
      <style:text-properties officeooo:paragraph-rsid="0015316e"/>
    </style:style>
    <style:style style:name="P76" style:family="paragraph" style:parent-style-name="Preformatted_20_Text" style:list-style-name="L3">
      <style:paragraph-properties fo:margin-top="0in" fo:margin-bottom="0.1965in" loext:contextual-spacing="false"/>
      <style:text-properties style:font-name="monospace" officeooo:rsid="00101a92" officeooo:paragraph-rsid="0015316e"/>
    </style:style>
    <style:style style:name="P77" style:family="paragraph" style:parent-style-name="Table_20_Contents" style:list-style-name="L1">
      <style:text-properties fo:color="#111111" style:font-name="Bitstream Charter" fo:font-size="12pt" officeooo:paragraph-rsid="001379d7" style:font-size-asian="12pt" style:font-size-complex="12pt"/>
    </style:style>
    <style:style style:name="P78" style:family="paragraph" style:parent-style-name="Table_20_Contents" style:list-style-name="L1">
      <style:text-properties fo:color="#111111" style:font-name="FreeMono" fo:font-size="12pt" officeooo:paragraph-rsid="001379d7" fo:background-color="#cccccc" style:font-size-asian="12pt" style:font-size-complex="12pt"/>
    </style:style>
    <style:style style:name="P79" style:family="paragraph" style:parent-style-name="Table_20_Contents" style:list-style-name="L1">
      <style:paragraph-properties fo:margin-top="0in" fo:margin-bottom="0.1965in" loext:contextual-spacing="false"/>
      <style:text-properties fo:color="#111111" fo:font-size="12pt" fo:font-weight="normal" officeooo:rsid="00066894" officeooo:paragraph-rsid="001379d7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Consolas" fo:font-size="12pt" fo:font-style="normal" fo:font-weight="normal" officeooo:paragraph-rsid="00175012" fo:background-color="#ffffff" style:font-size-asian="12pt" style:font-size-complex="12pt" loext:padding="0in" loext:border="none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1111" style:font-name="FreeMono" fo:font-size="12pt" fo:font-style="normal" fo:font-weight="normal" officeooo:paragraph-rsid="00175012" fo:background-color="#ffffff" style:font-size-asian="12pt" style:font-size-complex="12pt" loext:padding="0in" loext:border="none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111111" fo:font-size="12pt" fo:letter-spacing="normal" officeooo:paragraph-rsid="00175012" style:font-size-asian="12pt" style:font-size-complex="12pt"/>
    </style:style>
    <style:style style:name="P83" style:family="paragraph" style:parent-style-name="Heading_20_1">
      <style:text-properties fo:color="#111111"/>
    </style:style>
    <style:style style:name="P84" style:family="paragraph" style:parent-style-name="Heading_20_1">
      <style:text-properties officeooo:paragraph-rsid="001c77e9"/>
    </style:style>
    <style:style style:name="T1" style:family="text">
      <style:text-properties officeooo:rsid="001379d7"/>
    </style:style>
    <style:style style:name="T2" style:family="text">
      <style:text-properties style:font-name="Bitstream Charter"/>
    </style:style>
    <style:style style:name="T3" style:family="text">
      <style:text-properties style:font-name="FreeMono"/>
    </style:style>
    <style:style style:name="T4" style:family="text">
      <style:text-properties style:font-name="FreeMono" fo:background-color="#cccccc" loext:char-shading-value="0"/>
    </style:style>
    <style:style style:name="T5" style:family="text">
      <style:text-properties style:font-name="FreeMono" fo:letter-spacing="normal" fo:background-color="#ffffff" loext:char-shading-value="0"/>
    </style:style>
    <style:style style:name="T6" style:family="text">
      <style:text-properties officeooo:rsid="0015316e"/>
    </style:style>
    <style:style style:name="T7" style:family="text">
      <style:text-properties fo:color="#111111"/>
    </style:style>
    <style:style style:name="T8" style:family="text">
      <style:text-properties fo:color="#111111" style:font-name="FreeMono" fo:font-size="12pt" style:font-size-asian="12pt" style:font-size-complex="12pt"/>
    </style:style>
    <style:style style:name="T9" style:family="text">
      <style:text-properties fo:color="#111111" style:font-name="FreeMono" fo:font-size="12pt" fo:background-color="#cccccc" loext:char-shading-value="0" style:font-size-asian="12pt" style:font-size-complex="12pt"/>
    </style:style>
    <style:style style:name="T10" style:family="text">
      <style:text-properties fo:color="#111111" style:font-name="FreeMono" fo:font-size="12pt" fo:font-weight="normal" fo:background-color="#cccccc" loext:char-shading-value="0" style:font-size-asian="12pt" style:font-weight-asian="normal" style:font-size-complex="12pt" style:font-weight-complex="normal"/>
    </style:style>
    <style:style style:name="T11" style:family="text">
      <style:text-properties fo:color="#111111" style:font-name="FreeMono" fo:font-size="12pt" fo:font-weight="normal" officeooo:rsid="000f9da1" fo:background-color="#cccccc" loext:char-shading-value="0" style:font-size-asian="12pt" style:font-weight-asian="normal" style:font-size-complex="12pt" style:font-weight-complex="normal"/>
    </style:style>
    <style:style style:name="T12" style:family="text">
      <style:text-properties fo:color="#111111" style:font-name="FreeMono" fo:font-size="12pt" fo:font-weight="normal" officeooo:rsid="0017ef1f" fo:background-color="#cccccc" loext:char-shading-value="0" style:font-size-asian="12pt" style:font-weight-asian="normal" style:font-size-complex="12pt" style:font-weight-complex="normal"/>
    </style:style>
    <style:style style:name="T13" style:family="text">
      <style:text-properties fo:color="#111111" style:font-name="FreeMono" fo:font-size="12pt" fo:font-weight="normal" officeooo:rsid="000f9da1" style:font-size-asian="12pt" style:font-weight-asian="normal" style:font-size-complex="12pt" style:font-weight-complex="normal"/>
    </style:style>
    <style:style style:name="T14" style:family="text">
      <style:text-properties fo:color="#111111" style:font-name="FreeMono" fo:font-size="12pt" fo:font-weight="normal" officeooo:rsid="00175012" style:font-size-asian="12pt" style:font-weight-asian="normal" style:font-size-complex="12pt" style:font-weight-complex="normal"/>
    </style:style>
    <style:style style:name="T15" style:family="text">
      <style:text-properties fo:color="#111111" style:font-name="FreeMono" fo:font-size="12pt" fo:font-weight="normal" officeooo:rsid="0017ef1f" style:font-size-asian="12pt" style:font-weight-asian="normal" style:font-size-complex="12pt" style:font-weight-complex="normal"/>
    </style:style>
    <style:style style:name="T16" style:family="text">
      <style:text-properties fo:color="#111111" style:font-name="FreeMono" fo:font-size="12pt" fo:font-weight="normal" officeooo:rsid="00175012" fo:background-color="#ff6666" loext:char-shading-value="0" style:font-size-asian="12pt" style:font-weight-asian="normal" style:font-size-complex="12pt" style:font-weight-complex="normal"/>
    </style:style>
    <style:style style:name="T17" style:family="text">
      <style:text-properties fo:color="#111111" style:font-name="FreeMono" fo:font-size="12pt" fo:font-weight="normal" officeooo:rsid="00175012" fo:background-color="#66ff66" loext:char-shading-value="0" style:font-size-asian="12pt" style:font-weight-asian="normal" style:font-size-complex="12pt" style:font-weight-complex="normal"/>
    </style:style>
    <style:style style:name="T18" style:family="text">
      <style:text-properties fo:color="#111111" style:font-name="FreeMono" fo:font-size="12pt" fo:letter-spacing="normal" fo:font-weight="normal" fo:background-color="#cccccc" loext:char-shading-value="0" style:font-size-asian="12pt" style:font-weight-asian="normal" style:font-size-complex="12pt" style:font-weight-complex="normal"/>
    </style:style>
    <style:style style:name="T19" style:family="text">
      <style:text-properties fo:color="#111111" style:font-name="FreeMono" fo:font-size="12pt" fo:letter-spacing="normal" fo:font-weight="normal" fo:background-color="#cccccc" loext:char-shading-value="0" style:font-size-asian="12pt" style:font-weight-asian="normal" style:font-size-complex="12pt" style:font-weight-complex="normal" loext:padding="0in" loext:border="none"/>
    </style:style>
    <style:style style:name="T20" style:family="text">
      <style:text-properties fo:color="#111111" style:font-name="FreeMono" fo:font-size="12pt" fo:background-color="#66ff66" loext:char-shading-value="0" style:font-size-asian="12pt" style:font-size-complex="12pt"/>
    </style:style>
    <style:style style:name="T21" style:family="text">
      <style:text-properties fo:color="#111111" style:font-name="Bitstream Charter" fo:font-size="12pt" fo:letter-spacing="normal" fo:background-color="transparent" loext:char-shading-value="0" style:font-size-asian="12pt" style:font-size-complex="12pt"/>
    </style:style>
    <style:style style:name="T22" style:family="text">
      <style:text-properties fo:color="#111111" style:font-name="Bitstream Charter" fo:font-size="12pt" fo:font-weight="normal" officeooo:rsid="0011492f" style:font-size-asian="12pt" style:font-weight-asian="normal" style:font-size-complex="12pt" style:font-weight-complex="normal"/>
    </style:style>
    <style:style style:name="T23" style:family="text">
      <style:text-properties fo:color="#111111" style:font-name="Bitstream Charter" fo:font-size="12pt" fo:font-weight="normal" officeooo:rsid="00175012" style:font-size-asian="12pt" style:font-weight-asian="normal" style:font-size-complex="12pt" style:font-weight-complex="normal"/>
    </style:style>
    <style:style style:name="T24" style:family="text">
      <style:text-properties fo:color="#111111" style:font-name="Bitstream Charter" fo:font-size="12pt" fo:font-weight="normal" officeooo:rsid="0017ef1f" style:font-size-asian="12pt" style:font-weight-asian="normal" style:font-size-complex="12pt" style:font-weight-complex="normal"/>
    </style:style>
    <style:style style:name="T25" style:family="text">
      <style:text-properties fo:color="#111111" style:font-name="Bitstream Charter" fo:font-size="12pt" fo:font-weight="normal" officeooo:rsid="000f9da1" style:font-size-asian="12pt" style:font-weight-asian="normal" style:font-size-complex="12pt" style:font-weight-complex="normal"/>
    </style:style>
    <style:style style:name="T26" style:family="text">
      <style:text-properties fo:color="#111111" style:font-name="Bitstream Charter" fo:font-size="12pt" fo:font-weight="normal" officeooo:rsid="0015316e" style:font-size-asian="12pt" style:font-weight-asian="normal" style:font-size-complex="12pt" style:font-weight-complex="normal"/>
    </style:style>
    <style:style style:name="T27" style:family="text">
      <style:text-properties fo:color="#111111" style:font-name="Bitstream Charter" fo:font-size="12pt" fo:font-weight="normal" officeooo:rsid="00175012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111111" style:font-name="Bitstream Charter" fo:font-size="12pt" style:font-size-asian="12pt" style:font-size-complex="12pt"/>
    </style:style>
    <style:style style:name="T29" style:family="text">
      <style:text-properties fo:color="#111111" fo:font-size="12pt" style:font-size-asian="12pt" style:font-size-complex="12pt"/>
    </style:style>
    <style:style style:name="T30" style:family="text">
      <style:text-properties fo:color="#111111" fo:font-size="12pt" officeooo:rsid="001bd714" style:font-size-asian="12pt" style:font-size-complex="12pt"/>
    </style:style>
    <style:style style:name="T31" style:family="text">
      <style:text-properties fo:color="#111111" fo:font-size="12pt" fo:font-weight="normal" officeooo:rsid="000f9da1" style:font-size-asian="12pt" style:font-weight-asian="normal" style:font-size-complex="12pt" style:font-weight-complex="normal"/>
    </style:style>
    <style:style style:name="T32" style:family="text">
      <style:text-properties fo:color="#111111" fo:font-size="12pt" fo:font-weight="normal" officeooo:rsid="0011492f" style:font-size-asian="12pt" style:font-weight-asian="normal" style:font-size-complex="12pt" style:font-weight-complex="normal"/>
    </style:style>
    <style:style style:name="T33" style:family="text">
      <style:text-properties fo:color="#111111" fo:font-size="12pt" fo:font-weight="normal" officeooo:rsid="0017ef1f" style:font-size-asian="12pt" style:font-weight-asian="normal" style:font-size-complex="12pt" style:font-weight-complex="normal"/>
    </style:style>
    <style:style style:name="T34" style:family="text">
      <style:text-properties fo:color="#111111" officeooo:rsid="00175012"/>
    </style:style>
    <style:style style:name="T35" style:family="text">
      <style:text-properties fo:color="#111111" officeooo:rsid="001bd714"/>
    </style:style>
    <style:style style:name="T36" style:family="text">
      <style:text-properties officeooo:rsid="00175012"/>
    </style:style>
    <style:style style:name="T37" style:family="text">
      <style:text-properties fo:font-variant="normal" fo:text-transform="none" fo:font-style="normal" fo:font-weight="normal" officeooo:rsid="00175012" loext:padding="0in" loext:border="none"/>
    </style:style>
    <style:style style:name="T38" style:family="text">
      <style:text-properties fo:font-variant="normal" fo:text-transform="none" fo:font-style="normal" fo:font-weight="normal" loext:padding="0in" loext:border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2fde4" style:font-weight-asian="bold" style:font-weight-complex="bold"/>
    </style:style>
    <style:style style:name="T41" style:family="text">
      <style:text-properties officeooo:rsid="00187e09"/>
    </style:style>
    <style:style style:name="T42" style:family="text">
      <style:text-properties style:font-name="Georgia"/>
    </style:style>
    <style:style style:name="T43" style:family="text">
      <style:text-properties style:font-name="Georgia" fo:letter-spacing="normal" fo:background-color="#ffffff" loext:char-shading-value="0"/>
    </style:style>
    <style:style style:name="T44" style:family="text">
      <style:text-properties style:font-name="Monaco"/>
    </style:style>
    <style:style style:name="T45" style:family="text">
      <style:text-properties style:font-name="Monaco" fo:letter-spacing="normal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stalling Caffe2 with GPU support</text:p>
      <text:p text:style-name="P10"/>
      <text:h text:style-name="P83" text:outline-level="1">I<text:span text:style-name="T2">nstall GPU drivers</text:span></text:h>
      <text:p text:style-name="P11"/>
      <text:p text:style-name="P12">add drivers to apt-get repo lists</text:p>
      <text:p text:style-name="P18"/>
      <text:p text:style-name="P26"><text:span text:style-name="Source_20_Text"><text:span text:style-name="T9">sudo add-apt-repository ppa:graphics-drivers/ppa</text:span></text:span></text:p>
      <text:p text:style-name="P29"><text:span text:style-name="Source_20_Text"><text:span text:style-name="T9">sudo apt update</text:span></text:span></text:p>
      <text:p text:style-name="P12">locate driver version from nvidia websit<text:span text:style-name="T1">e. <text:s/>This is an example result:</text:span></text:p>
      <text:h text:style-name="P50" text:outline-level="2">Linux x64 (AMD64/EM64T) Display Drive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bookmark text:name="tdVersionHeading"/>Version: <text:bookmark text:name="tdVersion"/></text:p>
          </table:table-cell>
          <table:table-cell table:style-name="Table1.B1" office:value-type="string">
            <text:p text:style-name="P52"><text:span text:style-name="T39">390</text:span>.59 <text:bookmark text:name="tdReleaseDateHeading"/></text:p>
          </table:table-cell>
        </table:table-row>
        <table:table-row>
          <table:table-cell table:style-name="Table1.A1" office:value-type="string">
            <text:p text:style-name="P51">Release Date: <text:bookmark text:name="tdReleaseDate"/></text:p>
          </table:table-cell>
          <table:table-cell table:style-name="Table1.B1" office:value-type="string">
            <text:p text:style-name="P52">2018.5.16 </text:p>
          </table:table-cell>
        </table:table-row>
        <table:table-row>
          <table:table-cell table:style-name="Table1.A1" office:value-type="string">
            <text:p text:style-name="P51">Operating System: </text:p>
          </table:table-cell>
          <table:table-cell table:style-name="Table1.B1" office:value-type="string">
            <text:p text:style-name="P52">Linux 64-bit </text:p>
          </table:table-cell>
        </table:table-row>
        <table:table-row>
          <table:table-cell table:style-name="Table1.A1" office:value-type="string">
            <text:p text:style-name="P51">Language: </text:p>
          </table:table-cell>
          <table:table-cell table:style-name="Table1.B1" office:value-type="string">
            <text:p text:style-name="P52">English (US) </text:p>
          </table:table-cell>
        </table:table-row>
        <table:table-row>
          <table:table-cell table:style-name="Table1.A1" office:value-type="string">
            <text:p text:style-name="P51">File Size: </text:p>
          </table:table-cell>
          <table:table-cell table:style-name="Table1.B1" office:value-type="string">
            <text:p text:style-name="P52">78.89 MB </text:p>
          </table:table-cell>
        </table:table-row>
      </table:table>
      <text:p text:style-name="P16"/>
      <text:p text:style-name="P28">sudo apt-get install nvidia-<text:span text:style-name="T40">390</text:span></text:p>
      <text:p text:style-name="P21"/>
      <text:p text:style-name="P17">reboot system</text:p>
      <text:p text:style-name="P22"/>
      <text:h text:style-name="P83" text:outline-level="1">Install CUDA Toolkit</text:h>
      <text:p text:style-name="P19"/>
      <text:p text:style-name="P1"><text:a xlink:type="simple" xlink:href="https://developer.nvidia.com/cuda-downloads?target_os=Linux&amp;target_arch=x86_64&amp;target_distro=Ubuntu&amp;target_version=1604&amp;target_type=runfilelocal" text:style-name="Internet_20_link" text:visited-style-name="Visited_20_Internet_20_Link"><text:span text:style-name="T7">https://developer.nvidia.com/cuda-downloads?target_os=Linux&amp;target_arch=x86_64&amp;target_distro=Ubuntu&amp;target_version=1604&amp;target_type=runfilelocal</text:span></text:a></text:p>
      <text:p text:style-name="P13"/>
      <text:p text:style-name="P53">Base Installer</text:p>
      <text:p text:style-name="P53"><text:bookmark text:name="targetInstallerTable"/>Installation Instructions:</text:p>
      <text:list xml:id="list8251909263190674380" text:style-name="L1">
        <text:list-item>
          <text:p text:style-name="P77">Run </text:p>
          <text:p text:style-name="P78">sudo sh cuda_9.1.85_387.26_linux.run</text:p>
          <text:p text:style-name="P78"/>
        </text:list-item>
        <text:list-item>
          <text:p text:style-name="P79"><text:span text:style-name="T2">Follow the command-line prompts </text:span></text:p>
        </text:list-item>
      </text:list>
      <text:h text:style-name="P83" text:outline-level="1"><text:span text:style-name="T6">I</text:span>nstall cudnn</text:h>
      <text:p text:style-name="P19"/>
      <text:p text:style-name="P1"><text:a xlink:type="simple" xlink:href="https://developer.nvidia.com/rdp/cudnn-download" text:style-name="Internet_20_link" text:visited-style-name="Visited_20_Internet_20_Link"><text:span text:style-name="T7">https://developer.nvidia.com/rdp/cudnn-download</text:span></text:a></text:p>
      <text:p text:style-name="P19"/>
      <text:p text:style-name="P25"><text:span text:style-name="T7">Download the .tar file </text:span><text:span text:style-name="T35">(for example: </text:span><text:a xlink:type="simple" xlink:href="https://developer.nvidia.com/compute/machine-learning/cudnn/secure/v7.1.3/prod/9.1_20180414/cudnn-9.1-linux-x64-v7.1" text:style-name="Internet_20_link" text:visited-style-name="Visited_20_Internet_20_Link"><text:span text:style-name="T29">cuDNN v7.1.3 Library for Linux</text:span></text:a><text:span text:style-name="T30">)</text:span></text:p>
      <text:p text:style-name="P23"><text:soft-page-break/></text:p>
      <text:p text:style-name="P23"><text:span text:style-name="T2">In the following sections</text:span>:<text:bookmark text:name="installlinux__ul_cmd_rpj_r1b"/> </text:p>
      <text:list xml:id="list6757876267433882606" text:style-name="L2">
        <text:list-item>
          <text:p text:style-name="P58"><text:bookmark text:name="installlinux__ul_cmd_rpj_r1b1"/><text:span text:style-name="T28">your CUDA directory path is referred to as</text:span><text:span text:style-name="T8"> </text:span><text:span text:style-name="Example"><text:span text:style-name="T8">/usr/local/cuda/</text:span></text:span><text:span text:style-name="T8"> </text:span></text:p>
        </text:list-item>
        <text:list-item>
          <text:p text:style-name="P56"><text:span text:style-name="T28">your cuDNN download path is referred to as</text:span><text:span text:style-name="T29"> </text:span><text:span text:style-name="Example"><text:span text:style-name="T8">&lt;cudnnpath&gt;</text:span></text:span><text:span text:style-name="T8"> </text:span></text:p>
        </text:list-item>
      </text:list>
      <text:p text:style-name="P32"/>
      <text:list xml:id="list1261191817351142688" text:style-name="L3">
        <text:list-item>
          <text:p text:style-name="P59"><text:bookmark text:name="installlinux-tar__steps_yvz_4l2_r1b"/><text:span text:style-name="T28">Navigate to your </text:span><text:span text:style-name="Example"><text:span text:style-name="T8">&lt;cudnnpath&gt;</text:span></text:span><text:span text:style-name="T28"> directory containing the cuDNN Tar file. </text:span></text:p>
        </text:list-item>
        <text:list-item>
          <text:p text:style-name="P57">Unzip the cuDNN package. </text:p>
          <text:p text:style-name="P75"><text:span text:style-name="User_20_Entry"><text:span text:style-name="T9">$ tar -xzvf cudnn-9.0-linux-x64-v7.tgz</text:span></text:span></text:p>
        </text:list-item>
        <text:list-item>
          <text:p text:style-name="P57">Copy the following files into the CUDA Toolkit directory. </text:p>
          <text:p text:style-name="P74"><text:span text:style-name="User_20_Entry"><text:span text:style-name="T9">$ sudo cp cuda/include/cudnn.h /usr/local/cuda/include</text:span></text:span></text:p>
          <text:p text:style-name="P74"><text:span text:style-name="User_20_Entry"><text:span text:style-name="T9">$ sudo cp cuda/lib64/libcudnn* /usr/local/cuda/lib64</text:span></text:span></text:p>
          <text:p text:style-name="P74"><text:span text:style-name="User_20_Entry"><text:span text:style-name="T9">$ sudo chmod a+r /usr/local/cuda/include/cudnn.h</text:span></text:span></text:p>
          <text:p text:style-name="P76"><text:span text:style-name="User_20_Entry"><text:span text:style-name="T9">/usr/local/cuda/lib64/libcudnn*</text:span></text:span></text:p>
        </text:list-item>
      </text:list>
      <text:p text:style-name="P48"/>
      <text:h text:style-name="P84" text:outline-level="1">Install NVCC</text:h>
      <text:p text:style-name="P55"/>
      <text:p text:style-name="P55">sudo apt install nvidia-cuda-toolkit</text:p>
      <text:h text:style-name="P83" text:outline-level="1">Add cuda <text:span text:style-name="T6">and other dependencies user’s </text:span>to path</text:h>
      <text:p text:style-name="P20">i<text:span text:style-name="T2">n your home folder, open the hidden file </text:span><text:span text:style-name="T3">.profile</text:span></text:p>
      <text:p text:style-name="P14"/>
      <text:p text:style-name="P14">add the following lines to this file</text:p>
      <text:p text:style-name="P14"/>
      <text:p text:style-name="P24"># add directories to python path</text:p>
      <text:p text:style-name="P24">export PYTHONPATH=/usr/local:$PYTHONPATH</text:p>
      <text:p text:style-name="P24">export PYTHONPATH=/usr/bin/python</text:p>
      <text:p text:style-name="P24"/>
      <text:p text:style-name="P24"># add CUDA to path</text:p>
      <text:p text:style-name="P24">export LD_LIBRARY_PATH=/usr/local/cuda-9.1/lib64:$LD_LIBRARY_PATH</text:p>
      <text:p text:style-name="P24">export CUDA_HOME=/usr/local/cuda-9.1:$CUDA_HOME</text:p>
      <text:p text:style-name="P24">PATH=${CUDA_HOME}/bin:${PATH}</text:p>
      <text:p text:style-name="P24">export PATH</text:p>
      <text:p text:style-name="P24"/>
      <text:p text:style-name="P24"># set make flags</text:p>
      <text:p text:style-name="P24">export MAKEFLAGS=-j8</text:p>
      <text:p text:style-name="P24"/>
      <text:p text:style-name="P2"><text:span text:style-name="Source_20_Text"><text:span text:style-name="T7"/></text:span></text:p>
      <text:h text:style-name="Heading_20_1" text:outline-level="1"><text:span text:style-name="Source_20_Text"><text:span text:style-name="T7">Install NCCL</text:span></text:span></text:h>
      <text:p text:style-name="P3"><text:span text:style-name="Source_20_Text"><text:span text:style-name="T25">download the correct version at Nvidia website</text:span></text:span></text:p>
      <text:p text:style-name="P3"><text:span text:style-name="Source_20_Text"><text:span text:style-name="T28"/></text:span></text:p>
      <text:p text:style-name="P3"><text:span text:style-name="Source_20_Text"><text:span text:style-name="T25">do the following if </text:span></text:span><text:span text:style-name="Source_20_Text"><text:span text:style-name="T26">t</text:span></text:span><text:span text:style-name="Source_20_Text"><text:span text:style-name="T25">he public CUDA GPG key </text:span></text:span><text:span text:style-name="Source_20_Text"><text:span text:style-name="T26">is not already</text:span></text:span><text:span text:style-name="Source_20_Text"><text:span text:style-name="T25"> installed:</text:span></text:span></text:p>
      <text:p text:style-name="P3"><text:soft-page-break/><text:span text:style-name="Source_20_Text"><text:span text:style-name="T25"/></text:span></text:p>
      <text:p text:style-name="P3"><text:span text:style-name="Source_20_Text"><text:span text:style-name="T11">sudo apt-key add /var/nccl-repo-2.1.15-ga-cuda9.1/7fa2af80.pub</text:span></text:span></text:p>
      <text:p text:style-name="P3"><text:span text:style-name="Source_20_Text"><text:span text:style-name="T25"/></text:span></text:p>
      <text:p text:style-name="P3"><text:span text:style-name="Source_20_Text"><text:span text:style-name="T25">the </text:span></text:span><text:span text:style-name="Source_20_Text"><text:span text:style-name="T13">.deb</text:span></text:span><text:span text:style-name="Source_20_Text"><text:span text:style-name="T25"> file can be installed with the command:</text:span></text:span></text:p>
      <text:p text:style-name="P3"><text:span text:style-name="Source_20_Text"><text:span text:style-name="T25"/></text:span></text:p>
      <text:p text:style-name="P3"><text:span text:style-name="Source_20_Text"><text:span text:style-name="T11">sudo dpkg -i nccl-repo-ubuntu1604-2.1.15-ga-cuda9.1_1-1_amd64.deb</text:span></text:span></text:p>
      <text:p text:style-name="P3"><text:span text:style-name="Source_20_Text"><text:span text:style-name="T31"/></text:span></text:p>
      <text:p text:style-name="P3"><text:span text:style-name="Source_20_Text"><text:span text:style-name="T31"/></text:span></text:p>
      <text:h text:style-name="Heading_20_1" text:outline-level="1"><text:span text:style-name="Source_20_Text"><text:span text:style-name="T7">Install Caffe2</text:span></text:span></text:h>
      <text:p text:style-name="P4"><text:span text:style-name="Source_20_Text"><text:span text:style-name="T32"/></text:span></text:p>
      <text:p text:style-name="P4"><text:a xlink:type="simple" xlink:href="https://codeyarns.com/2017/05/30/how-to-build-caffe2-from-source/" text:style-name="Internet_20_link" text:visited-style-name="Visited_20_Internet_20_Link"><text:span text:style-name="Source_20_Text"><text:span text:style-name="T32">https://codeyarns.com/2017/05/30/how-to-build-caffe2-from-source/</text:span></text:span></text:a></text:p>
      <text:p text:style-name="P9"/>
      <text:p text:style-name="P15"/>
      <text:p text:style-name="P35"><text:span text:style-name="T21">I followed these steps to build and use </text:span><text:a xlink:type="simple" xlink:href="https://caffe2.ai/" text:style-name="Internet_20_link" text:visited-style-name="Visited_20_Internet_20_Link">Caffe2</text:a><text:span text:style-name="T21"> from source:</text:span></text:p>
      <text:list xml:id="list7341831657126616042" text:style-name="L4">
        <text:list-header>
          <text:p text:style-name="P61"><text:span text:style-name="T21">If you have a GPU, install CUDA and cuDNN as described </text:span><text:a xlink:type="simple" xlink:href="https://codeyarns.com/2017/05/20/how-to-install-cudnn/" text:style-name="Internet_20_link" text:visited-style-name="Visited_20_Internet_20_Link">here</text:a><text:span text:style-name="T21">.</text:span></text:p>
          <text:p text:style-name="P60">Install the package prerequisites:</text:p>
          <text:p text:style-name="P60"/>
        </text:list-header>
      </text:list>
      <text:p text:style-name="P42">$ sudo apt install build-essential cmake git libgoogle-glog-dev libprotobuf-dev protobuf-compiler python-dev python-pip libgflags2 libgtest-dev libiomp-dev libleveldb-dev liblmdb-dev libopencv-dev libopenmpi-dev libsnappy-dev openmpi-bin openmpi-doc python-pydot</text:p>
      <text:p text:style-name="P37"/>
      <text:list xml:id="list2102731597444926458" text:style-name="L5">
        <text:list-header>
          <text:p text:style-name="P62">Install the required Python packages using PIP</text:p>
          <text:p text:style-name="P67"/>
        </text:list-header>
      </text:list>
      <text:p text:style-name="P46"><text:span text:style-name="T37">$</text:span><text:span text:style-name="T38"> sudo pip install numpy protobuf flask graphviz hypothesis jupyter matplotlib pydot python-nvd3 pyyaml requests scikit-image scipy setuptools tornado</text:span></text:p>
      <text:p text:style-name="P45"/>
      <text:p text:style-name="P45"/>
      <text:list xml:id="list4404408941925548044" text:style-name="L6">
        <text:list-header>
          <text:p text:style-name="P63">Clone Caffe2 source code:</text:p>
        </text:list-header>
      </text:list>
      <text:p text:style-name="P72"/>
      <text:p text:style-name="P36"><text:span text:style-name="T19">$ git clone --recursive </text:span><text:a xlink:type="simple" xlink:href="https://github.com/caffe2/caffe2.git" text:style-name="Internet_20_link" text:visited-style-name="Visited_20_Internet_20_Link"><text:span text:style-name="T10">https://github.com/caffe2/caffe2.git</text:span></text:a><text:span text:style-name="T19">&amp;&amp;</text:span><text:span text:style-name="T18"> </text:span><text:span text:style-name="T19">cd</text:span><text:span text:style-name="T18"> </text:span><text:span text:style-name="T19">caffe2</text:span></text:p>
      <text:p text:style-name="P33"/>
      <text:list xml:id="list3762635234244438218" text:style-name="L7">
        <text:list-header>
          <text:p text:style-name="P73">Caffe2 is under rapid deployment, so I find that the master branch may sometimes not compile. It is better to check the available release tags and checkout the latest release:</text:p>
        </text:list-header>
      </text:list>
      <text:p text:style-name="P38"/>
      <text:p text:style-name="P40"><text:span text:style-name="T41">$ </text:span>git tag</text:p>
      <text:p text:style-name="P43">$ git co -b v_0_7_0 v0.7.0</text:p>
      <text:p text:style-name="P38"/>
      <text:list xml:id="list2265213817618829273" text:style-name="L8">
        <text:list-header>
          <text:p text:style-name="P69"><text:span text:style-name="T42">The install guide suggests running make to build. Note that this in turn creates a </text:span><text:span text:style-name="T3">build</text:span><text:span text:style-name="T44"> </text:span><text:span text:style-name="T42">directory, runs </text:span><text:span text:style-name="T3">CMake</text:span><text:span text:style-name="T42"> from there and later runs make in a </text:span><text:span text:style-name="T3">subshell</text:span><text:span text:style-name="T42">. The child make running from inside a Makefile will not get the </text:span><text:span text:style-name="T3">MAKEFLAGS</text:span><text:span text:style-name="T44"> </text:span><text:span text:style-name="T42">of the </text:span><text:soft-page-break/><text:span text:style-name="T42">parent make. So, you cannot make in parallel by using </text:span><text:span text:style-name="T3">–jobs</text:span><text:span text:style-name="T44"> </text:span><text:span text:style-name="T42">or </text:span><text:span text:style-name="T3">-j</text:span><text:span text:style-name="T44"> </text:span><text:span text:style-name="T42">settings. And believe me building Caffe2 without parallel make takes extremely long! So, I prefer doing the </text:span><text:span text:style-name="T3">CMake</text:span><text:span text:style-name="T42"> and make myself:</text:span></text:p>
        </text:list-header>
      </text:list>
      <text:p text:style-name="P38"/>
      <text:p text:style-name="P40"><text:span text:style-name="T41">$</text:span> mkdir build</text:p>
      <text:p text:style-name="P43">$ cd build</text:p>
      <text:p text:style-name="P43">$ cmake ..</text:p>
      <text:p text:style-name="P43">$ make</text:p>
      <text:list xml:id="list8127733742781114512" text:style-name="L9">
        <text:list-header>
          <text:p text:style-name="P71"/>
          <text:p text:style-name="P70"><text:span text:style-name="T43">After Caffe2 is built, you need to install the Caffe2 headers, libraries and Python files to a different location. If you do not configure anything, CMake will try to install Caffe2 to </text:span><text:span text:style-name="T5">/usr/loca</text:span><text:span text:style-name="T45">l</text:span><text:span text:style-name="T43">, which requires superuser privileges. I prefer installing Caffe2 to a local directory, say </text:span><text:span text:style-name="T5">/home/joe/caffe2_deploy</text:span><text:span text:style-name="T43">. To be able to to this:</text:span></text:p>
        </text:list-header>
      </text:list>
      <text:p text:style-name="P39"/>
      <text:p text:style-name="P41"><text:span text:style-name="T36">$</text:span> cmake -DCMAKE_INSTALL_PREFIX:PATH=/home/joe/caffe2_deploy ..</text:p>
      <text:p text:style-name="P44">$ make install</text:p>
      <text:p text:style-name="P38"/>
      <text:list xml:id="list3931449692709536985" text:style-name="L10">
        <text:list-header>
          <text:p text:style-name="P64">Add the library path to<text:span text:style-name="T3"> LD_LIBRARY_PATH</text:span></text:p>
        </text:list-header>
      </text:list>
      <text:p text:style-name="P38"/>
      <text:p text:style-name="P81">$ export LD_LIBRARY_PATH=$LD_LIBRARY_PATH:/home/joe/caffe2_deploy/lib</text:p>
      <text:p text:style-name="P47"/>
      <text:list xml:id="list32849547489061865" text:style-name="L11">
        <text:list-header>
          <text:p text:style-name="P65">Add the install directory to <text:span text:style-name="T3">PYTHONPATH</text:span> to be able to use Caffe2 from Python:</text:p>
          <text:p text:style-name="P68"/>
        </text:list-header>
      </text:list>
      <text:p text:style-name="P44">$ <text:span text:style-name="T36">e</text:span>xport PYTHONPATH=$PYTHONPATH:/home/joe/caffe2_deploy</text:p>
      <text:p text:style-name="P38"/>
      <text:list xml:id="list7776664622117960662" text:style-name="L12">
        <text:list-header>
          <text:p text:style-name="P66">Use Caffe2 and enjoy:</text:p>
        </text:list-header>
      </text:list>
      <text:p text:style-name="P38"/>
      <text:p text:style-name="P45"><text:span text:style-name="T36">$ </text:span>python -m caffe2.python.operator_test.relu_op_test</text:p>
      <text:p text:style-name="P82"/>
      <text:p text:style-name="P49"/>
      <text:h text:style-name="Heading_20_1" text:outline-level="1"><text:span text:style-name="Source_20_Text"><text:span text:style-name="T7">You may need to modify </text:span></text:span><text:span text:style-name="Source_20_Text"><text:span text:style-name="T34">Eigen submodule in </text:span></text:span><text:span text:style-name="Source_20_Text"><text:span text:style-name="T7">the following file if using CUDA 9.1</text:span></text:span></text:h>
      <text:p text:style-name="P31"><text:a xlink:type="simple" xlink:href="https://bitbucket.org/eigen/eigen/commits/034b6c3e101792a3cc3ccabd9bfaddcabe85bb58?at=default" text:style-name="Internet_20_link" text:visited-style-name="Visited_20_Internet_20_Link"><text:span text:style-name="Source_20_Text"><text:span text:style-name="T22">https://bitbucket.org/eigen/eigen/commits/034b6c3e101792a3cc3ccabd9bfaddcabe85bb58?at=default</text:span></text:span></text:a></text:p>
      <text:p text:style-name="P34">The file that needs to be modified is located in the caffe2 folder here: <text:span text:style-name="T4">/caffe2/third_party/eigen/Eigen/Core</text:span></text:p>
      <text:p text:style-name="P6"><text:span text:style-name="Source_20_Text"><text:span text:style-name="T23">replace </text:span></text:span><text:span text:style-name="del"><text:span text:style-name="T16">math_functions</text:span></text:span><text:span text:style-name="Source_20_Text"><text:span text:style-name="T16">.</text:span></text:span><text:span text:style-name="del"><text:span text:style-name="T16">hpp</text:span></text:span><text:span text:style-name="del"><text:span text:style-name="T27"> with </text:span></text:span><text:span text:style-name="ins"><text:span text:style-name="T17">cuda_runtime</text:span></text:span><text:span text:style-name="del"><text:span text:style-name="T17">.</text:span></text:span><text:span text:style-name="ins"><text:span text:style-name="T17">h</text:span></text:span><text:span text:style-name="ins"><text:span text:style-name="T27"> in </text:span></text:span><text:span text:style-name="Source_20_Text"><text:span text:style-name="T23">the following two lines</text:span></text:span></text:p>
      <text:p text:style-name="P6"><text:span text:style-name="Source_20_Text"><text:span text:style-name="T23"/></text:span></text:p>
      <text:p text:style-name="P8"><text:span text:style-name="Source_20_Text"><text:span text:style-name="T16">// We need </text:span></text:span><text:span text:style-name="Source_20_Text"><text:span text:style-name="del"><text:span text:style-name="T16">math_functions</text:span></text:span></text:span><text:span text:style-name="Source_20_Text"><text:span text:style-name="T16">.</text:span></text:span><text:span text:style-name="Source_20_Text"><text:span text:style-name="del"><text:span text:style-name="T16">hpp</text:span></text:span></text:span><text:span text:style-name="Source_20_Text"><text:span text:style-name="T16"> to ensure that that EIGEN_USING_STD_MATH macro</text:span></text:span></text:p>
      <text:p text:style-name="P30"><text:soft-page-break/><text:span text:style-name="T20">// We need </text:span><text:span text:style-name="ins"><text:span text:style-name="T20">cuda_runtime</text:span></text:span><text:span text:style-name="T20">.</text:span><text:span text:style-name="ins"><text:span text:style-name="T20">h</text:span></text:span><text:span text:style-name="T20"> to ensure that that EIGEN_USING_STD_MATH macro</text:span></text:p>
      <text:p text:style-name="P27"><text:span text:style-name="Source_20_Text"><text:span text:style-name="T16">#include &lt;</text:span></text:span><text:span text:style-name="Source_20_Text"><text:span text:style-name="del"><text:span text:style-name="T16">math_functions</text:span></text:span></text:span><text:span text:style-name="Source_20_Text"><text:span text:style-name="T16">.</text:span></text:span><text:span text:style-name="Source_20_Text"><text:span text:style-name="del"><text:span text:style-name="T16">hpp</text:span></text:span></text:span><text:span text:style-name="Source_20_Text"><text:span text:style-name="T16">&gt;</text:span></text:span></text:p>
      <text:p text:style-name="P29"><text:span text:style-name="T20">#include &lt;</text:span><text:span text:style-name="ins"><text:span text:style-name="T20">cuda_runtime</text:span></text:span><text:span text:style-name="T20">.</text:span><text:span text:style-name="ins"><text:span text:style-name="T20">h</text:span></text:span><text:span text:style-name="T20">&gt;</text:span></text:p>
      <text:p text:style-name="P6"><text:span text:style-name="Source_20_Text"><text:span text:style-name="T14"/></text:span></text:p>
      <text:p text:style-name="P6"><text:span text:style-name="Source_20_Text"><text:span text:style-name="T23"/></text:span></text:p>
      <text:h text:style-name="Heading_20_1" text:outline-level="1"><text:span text:style-name="Source_20_Text"><text:span text:style-name="T34">Lastly, a</text:span></text:span><text:span text:style-name="Source_20_Text"><text:span text:style-name="T7">dd Caffe2 to Python Path</text:span></text:span></text:h>
      <text:p text:style-name="P5"><text:span text:style-name="Source_20_Text"><text:span text:style-name="T28"/></text:span></text:p>
      <text:p text:style-name="P7"><text:span text:style-name="Source_20_Text"><text:span text:style-name="T24">Open the hidden </text:span></text:span><text:span text:style-name="Source_20_Text"><text:span text:style-name="T15">.profile</text:span></text:span><text:span text:style-name="Source_20_Text"><text:span text:style-name="T24"> file in the </text:span></text:span><text:span text:style-name="Source_20_Text"><text:span text:style-name="T15">home</text:span></text:span><text:span text:style-name="Source_20_Text"><text:span text:style-name="T24"> directory, and add the following lines:</text:span></text:span></text:p>
      <text:p text:style-name="P7"><text:span text:style-name="Source_20_Text"><text:span text:style-name="T33"/></text:span></text:p>
      <text:p text:style-name="P7"><text:span text:style-name="Source_20_Text"><text:span text:style-name="T12"># add caffe2 to puthon path</text:span></text:span></text:p>
      <text:p text:style-name="P7"><text:span text:style-name="Source_20_Text"><text:span text:style-name="T12">export PYTHONPATH=/home/jeff/Documents/caffe2/build:$PYTHONPAT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Georgia" svg:font-family="Georgia, 'Times New Roman', serif"/>
    <style:font-face style:name="Monaco" svg:font-family="Monaco, Consolas, 'Andale Mono', 'DejaVu Sans Mono', monospace"/>
    <style:font-face style:name="monospace" svg:font-family="monospace, 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8:11:22.549620731</meta:creation-date>
    <dc:date>2018-05-21T18:35:07.491475436</dc:date>
    <meta:editing-duration>PT8H55M38S</meta:editing-duration>
    <meta:editing-cycles>22</meta:editing-cycles>
    <meta:generator>LibreOffice/5.1.6.2$Linux_X86_64 LibreOffice_project/10m0$Build-2</meta:generator>
    <meta:document-statistic meta:table-count="1" meta:image-count="0" meta:object-count="0" meta:page-count="5" meta:paragraph-count="104" meta:word-count="675" meta:character-count="5107" meta:non-whitespace-character-count="4535"/>
  </office:meta>
</office:document-meta>
</file>